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d62e0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d62e0" style:font-size-asian="14pt" style:font-size-complex="14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6" style:family="paragraph" style:parent-style-name="Standard">
      <style:text-properties fo:font-size="14pt" officeooo:paragraph-rsid="001e13de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2a0e0" officeooo:paragraph-rsid="001e13de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1d62e0"/>
    </style:style>
    <style:style style:name="T8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6">ΑΙΤΗΣΗ</text:span><text:tab/><text:tab/><text:tab/><text:tab/><text:tab/><text:tab/><text:tab/><text:tab/></text:p>
      <text:p text:style-name="P2"/>
      <text:p text:style-name="P3">Επώνυμο: <text:span text:style-name="T2">[LAST_NAME]</text:span></text:p>
      <text:p text:style-name="P3">Όνομα: <text:span text:style-name="T2">[FIRST_NAME]</text:span></text:p>
      <text:p text:style-name="P3">Πατρώνυμο: <text:span text:style-name="T2">[FATHER_NAME]</text:span></text:p>
      <text:p text:style-name="P3">Κλάδος: <text:span text:style-name="T2">[SPECIALTY]</text:span></text:p>
      <text:p text:style-name="P2">Βαθμός………………………………………</text:p>
      <text:p text:style-name="P3">Οργανική Θέση: <text:span text:style-name="T2">[PRIMARY_SCHOOL]</text:span></text:p>
      <text:p text:style-name="P3">Θέση που υπηρετώ: <text:span text:style-name="T2">[SERVING_SCHOOL]</text:span></text:p>
      <text:p text:style-name="P3">Δ/νση κατοικίας: <text:span text:style-name="T2">[HOME_ADDRESS]</text:span></text:p>
      <text:p text:style-name="P3">Τηλέφωνο: <text:span text:style-name="T2">[MOBILE_PHONE]</text:span></text:p>
      <text:p text:style-name="P2"/>
      <text:p text:style-name="P2"/>
      <text:p text:style-name="P4"><text:span text:style-name="T2">ΘΕΜΑ</text:span>: <text:span text:style-name="T1">Χορήγηση ειδικής άδειας αιμοδοσίας.</text:span></text:p>
      <text:p text:style-name="P2"/>
      <text:p text:style-name="P5">ΠΡΟΣ</text:p>
      <text:p text:style-name="P2"/>
      <text:p text:style-name="P2"/>
      <text:p text:style-name="P2">Τ<text:span text:style-name="T7">ον</text:span> κ. Δ/ντή του <text:span text:style-name="T7">1ου ΕΠΑΛ Μοιρών.</text:span></text:p>
      <text:p text:style-name="P2"/>
      <text:p text:style-name="P3">Παρακαλώ να μου χορηγήσετε ειδική άδεια αιμοδοσίας, <text:span text:style-name="T8">για </text:span><text:span text:style-name="T3">[DURATION]</text:span> <text:s/>από <text:span text:style-name="T4">[START_DATE]</text:span> μέχρι <text:span text:style-name="T5">[END_DATE]</text:span> βάσει του άρθρου 50 παρ.5 περί οργανωμένης ομαδικής αιμοδοσίας ή σε πρόσκληση από υπηρεσία αιμοληψίας για <text:s/>την κάλυψη έκτακτης ανάγκης βάσει του Ν.3528/07 (ΦΕΚ 26/9-02-2007 τ.Α΄)</text:p>
      <text:p text:style-name="P2"/>
      <text:p text:style-name="P2">Μαζί με την αίτηση να υποβληθεί:</text:p>
      <text:p text:style-name="P2"/>
      <text:p text:style-name="P2">1. Βεβαίωση του Νοσηλευτικού ιδρύματος στο οποίο πραγματοποιήθηκε η αιμοληψία.</text:p>
      <text:p text:style-name="P2"/>
      <text:p text:style-name="P2"/>
      <text:p text:style-name="P2"/>
      <text:p text:style-name="P2"/>
      <text:p text:style-name="P2"/>
      <text:p text:style-name="P6">Ημερομηνία: ……………………………..</text:p>
      <text:p text:style-name="P6"/>
      <text:p text:style-name="P7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6.5mm" style:type="center"/>
          <style:tab-stop style:position="193m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Προεπιλεγμένη_20_γραμματοσειρά" style:display-name="Προεπιλεγμένη γραμματοσειρά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d62e0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8.01mm" fo:margin-right="9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>
          <style:column style:rel-width="5499*" fo:start-indent="0mm" fo:end-indent="6.24mm"/>
          <style:column style:rel-width="5443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7-04-16T10:50:00</meta:creation-date>
    <dc:creator>Ιωάννης Χαριτάκης</dc:creator>
    <dc:date>2017-10-31T05:40:32.282533834</dc:date>
    <meta:print-date>2007-09-19T11:45:00</meta:print-date>
    <meta:editing-cycles>10</meta:editing-cycles>
    <meta:editing-duration>P23DT22H19M48S</meta:editing-duration>
    <meta:generator>LibreOffice/5.3.6.1$Linux_X86_64 LibreOffice_project/30m0$Build-1</meta:generator>
    <meta:document-statistic meta:table-count="0" meta:image-count="0" meta:object-count="0" meta:page-count="1" meta:paragraph-count="21" meta:word-count="107" meta:character-count="823" meta:non-whitespace-character-count="726"/>
  </office:meta>
</office:document-meta>
</file>